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fixe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ashed" svg:stroke-width="0.05cm" svg:stroke-color="#00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04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stroke-dash="Fine_20_Dashed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draw:stroke-dash="Fine_20_Dashed"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Ultrafine_20_Dashed" svg:stroke-width="0.05cm" svg:stroke-color="#000000" draw:marker-end="Arrowheads_20_1" draw:marker-end-width="0.1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Ultrafine_20_Dashed"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stroke-dash="Fine_20_Dashed" svg:stroke-width="0.05cm" svg:stroke-color="#000000" draw:marker-end="Arrowheads_20_1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1" style:family="paragraph">
      <style:text-properties style:font-name="Times New Roman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" style:family="paragraph">
      <style:text-properties style:font-name="Times New Roman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3" style:family="paragraph">
      <style:text-properties style:font-name="Times New Roman" fo:font-size="18pt" style:font-size-asian="18pt" style:font-size-complex="18pt"/>
    </style:style>
    <style:style style:name="P4" style:family="paragraph">
      <style:paragraph-properties fo:text-align="center"/>
      <style:text-properties style:font-name="Times New Roman" fo:font-size="18pt" style:font-size-asian="7pt" style:font-size-complex="7pt"/>
    </style:style>
    <style:style style:name="P5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6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7" style:family="paragraph">
      <style:text-properties style:font-name="Times New Roman" fo:font-size="20pt" style:font-size-asian="20pt" style:font-size-complex="20pt"/>
    </style:style>
    <style:style style:name="P8" style:family="paragraph">
      <style:paragraph-properties fo:text-align="start"/>
      <style:text-properties style:font-name="Times New Roman" fo:font-size="20pt" style:font-size-asian="20pt" style:font-size-complex="20pt"/>
    </style:style>
    <style:style style:name="P9" style:family="paragraph">
      <style:paragraph-properties fo:margin-left="0cm" fo:margin-right="0.95cm" fo:text-align="center" fo:text-indent="0cm"/>
      <style:text-properties style:font-name="Times New Roman" fo:font-size="18pt" style:font-size-asian="18pt" style:font-size-complex="18pt"/>
    </style:style>
    <style:style style:name="P10" style:family="paragraph">
      <style:paragraph-properties fo:margin-left="0cm" fo:margin-right="0.95cm" fo:text-indent="0cm"/>
      <style:text-properties style:font-name="Times New Roman" fo:font-size="18pt" style:font-size-asian="18pt" style:font-size-complex="18pt"/>
    </style:style>
    <style:style style:name="T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489cm" svg:height="1.084cm" svg:x="1.605cm" svg:y="0.948cm">
          <draw:text-box>
            <text:p text:style-name="P1"><text:span text:style-name="T1">PTVProgram</text:span></text:p>
          </draw:text-box>
        </draw:frame>
        <draw:frame draw:style-name="gr1" draw:text-style-name="P2" draw:layer="layout" svg:width="3.033cm" svg:height="1.084cm" svg:x="9.864cm" svg:y="0.97cm">
          <draw:text-box>
            <text:p text:style-name="P2"><text:span text:style-name="T1">PTVTest</text:span></text:p>
          </draw:text-box>
        </draw:frame>
        <draw:frame draw:style-name="gr1" draw:text-style-name="P3" draw:layer="layout" svg:width="5.357cm" svg:height="1.004cm" svg:x="-5.858cm" svg:y="9.648cm">
          <draw:text-box>
            <text:p text:style-name="P3">PTDeviceManager</text:p>
          </draw:text-box>
        </draw:frame>
        <draw:frame draw:style-name="gr1" draw:text-style-name="P3" draw:layer="layout" svg:width="4.718cm" svg:height="1.004cm" svg:x="-5.731cm" svg:y="3.147cm">
          <draw:text-box>
            <text:p text:style-name="P3">PTVConfigData</text:p>
          </draw:text-box>
        </draw:frame>
        <draw:custom-shape draw:style-name="gr2" draw:text-style-name="P4" xml:id="id1" draw:id="id1" draw:layer="layout" svg:width="5.869cm" svg:height="0.889cm" svg:x="0.97cm" svg:y="2.845cm">
          <text:p text:style-name="P4"><text:span text:style-name="T2">Read</text:span><text:span text:style-name="T3"> </text:span><text:span text:style-name="T2">Configur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xml:id="id4" draw:id="id4" draw:layer="layout" svg:width="3.429cm" svg:height="0.889cm" svg:x="2.19cm" svg:y="8.682cm">
          <text:p text:style-name="P5"><text:span text:style-name="T2">Next T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15" draw:id="id15" draw:layer="layout" svg:width="5.92cm" svg:height="3.583cm" svg:x="17.321cm" svg:y="7.809cm">
          <text:p text:style-name="P5"><text:span text:style-name="T2">Stepper-&gt;Move</text:span></text:p>
          <text:p text:style-name="P5"><text:span text:style-name="T2">HV-&gt;PowerOn</text:span></text:p>
          <text:p text:style-name="P5"><text:span text:style-name="T2">Daq-&gt;Init</text:span></text:p>
          <text:p text:style-name="P5"><text:span text:style-name="T2">Pulser-&gt;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xml:id="id5" draw:id="id5" draw:layer="layout" svg:width="6.162cm" svg:height="1.878cm" svg:x="0.823cm" svg:y="10.949cm">
          <text:p text:style-name="P5"><text:span text:style-name="T2">No more Test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2" draw:text-style-name="P5" xml:id="id3" draw:id="id3" draw:layer="layout" svg:width="4.27cm" svg:height="0.889cm" svg:x="1.769cm" svg:y="6.65cm">
          <text:p text:style-name="P5"><text:span text:style-name="T2">Start TestLo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3" draw:layer="layout" svg:width="5.776cm" svg:height="1.004cm" svg:x="-6.096cm" svg:y="1.778cm">
          <draw:text-box>
            <text:p text:style-name="P3">PTVConfigManager</text:p>
          </draw:text-box>
        </draw:frame>
        <draw:custom-shape draw:style-name="gr2" draw:text-style-name="P5" xml:id="id7" draw:id="id7" draw:layer="layout" svg:width="3.175cm" svg:height="0.87cm" svg:x="2.317cm" svg:y="16.337cm">
          <text:p text:style-name="P5"><text:span text:style-name="T2">Finaliz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" draw:text-style-name="P3" draw:layer="layout" svg:width="5.738cm" svg:height="1.004cm" svg:x="-5.858cm" svg:y="6.6cm">
          <draw:text-box>
            <text:p text:style-name="P3">PTProgramManager</text:p>
          </draw:text-box>
        </draw:frame>
        <draw:custom-shape draw:style-name="gr2" draw:text-style-name="P5" xml:id="id8" draw:id="id8" draw:layer="layout" svg:width="7.012cm" svg:height="1.905cm" svg:x="8.101cm" svg:y="3.302cm">
          <text:p text:style-name="P5"><text:span text:style-name="T2">Get Devices from</text:span></text:p>
          <text:p text:style-name="P5"><text:span text:style-name="T2"><text:s/></text:span><text:span text:style-name="T1">PTDeviceManager</text:span>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2" draw:text-style-name="P5" xml:id="id10" draw:id="id10" draw:layer="layout" svg:width="3.429cm" svg:height="0.889cm" svg:x="9.893cm" svg:y="9.525cm">
          <text:p text:style-name="P5"><text:span text:style-name="T2">Initializ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xml:id="id11" draw:id="id11" draw:layer="layout" svg:width="3.429cm" svg:height="0.889cm" svg:x="9.893cm" svg:y="12.104cm">
          <text:p text:style-name="P5"><text:span text:style-name="T2">Runn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xml:id="id12" draw:id="id12" draw:layer="layout" svg:width="3.175cm" svg:height="0.87cm" svg:x="10.02cm" svg:y="14.995cm">
          <text:p text:style-name="P5"><text:span text:style-name="T2">Finaliz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4" draw:text-style-name="P3" draw:layer="layout" svg:width="4.646cm" svg:height="1.004cm" svg:x="-5.424cm" svg:y="4.302cm">
          <draw:text-box>
            <text:p text:style-name="P3">PTConfigParser</text:p>
          </draw:text-box>
        </draw:frame>
        <draw:custom-shape draw:style-name="gr2" draw:text-style-name="P5" xml:id="id6" draw:id="id6" draw:layer="layout" svg:width="2.97cm" svg:height="0.889cm" svg:x="2.419cm" svg:y="14.243cm">
          <text:p text:style-name="P5"><text:span text:style-name="T2">Post T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13" draw:id="id13" draw:layer="layout" svg:width="4.345cm" svg:height="3.437cm" svg:x="17.372cm" svg:y="1.189cm">
          <text:p text:style-name="P5"><text:span text:style-name="T2">GetStepper</text:span></text:p>
          <text:p text:style-name="P5"><text:span text:style-name="T2">GetPulser</text:span></text:p>
          <text:p text:style-name="P5"><text:span text:style-name="T2">GetHV</text:span></text:p>
          <text:p text:style-name="P5"><text:span text:style-name="T2">GetDaq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6" xml:id="id2" draw:id="id2" draw:layer="layout" svg:width="2.843cm" svg:height="0.889cm" svg:x="2.483cm" svg:y="4.618cm">
          <text:p text:style-name="P6"><text:span text:style-name="T2">Pre</text:span> <text:span text:style-name="T2">T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xml:id="id9" draw:id="id9" draw:layer="layout" svg:width="5.561cm" svg:height="0.889cm" svg:x="8.827cm" svg:y="7.172cm">
          <text:p text:style-name="P5"><text:span text:style-name="T2">Get Configur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6" draw:layer="layout" draw:type="line" svg:x1="3.905cm" svg:y1="3.734cm" svg:x2="3.904cm" svg:y2="4.618cm" draw:start-shape="id1" draw:start-glue-point="6" draw:end-shape="id2" draw:end-glue-point="4" svg:d="M3905 3734l-1 884" svg:viewBox="0 0 2 885">
          <text:p/>
        </draw:connector>
        <draw:connector draw:style-name="gr5" draw:text-style-name="P6" draw:layer="layout" draw:type="line" svg:x1="3.904cm" svg:y1="5.507cm" svg:x2="3.904cm" svg:y2="6.65cm" draw:start-shape="id2" draw:start-glue-point="6" draw:end-shape="id3" draw:end-glue-point="4" svg:d="M3904 5507v1143" svg:viewBox="0 0 1 1144">
          <text:p/>
        </draw:connector>
        <draw:connector draw:style-name="gr5" draw:text-style-name="P6" draw:layer="layout" draw:type="line" svg:x1="3.904cm" svg:y1="7.539cm" svg:x2="3.905cm" svg:y2="8.682cm" draw:start-shape="id3" draw:start-glue-point="6" draw:end-shape="id4" draw:end-glue-point="4" svg:d="M3904 7539l1 1143" svg:viewBox="0 0 2 1144">
          <text:p/>
        </draw:connector>
        <draw:connector draw:style-name="gr5" draw:text-style-name="P6" draw:layer="layout" draw:type="line" svg:x1="3.905cm" svg:y1="9.571cm" svg:x2="3.904cm" svg:y2="10.949cm" draw:start-shape="id4" draw:start-glue-point="6" draw:end-shape="id5" draw:end-glue-point="4" svg:d="M3905 9571l-1 1378" svg:viewBox="0 0 2 1379">
          <text:p/>
        </draw:connector>
        <draw:connector draw:style-name="gr5" draw:text-style-name="P6" draw:layer="layout" svg:x1="0.823cm" svg:y1="11.888cm" svg:x2="2.19cm" svg:y2="9.126cm" draw:start-shape="id5" draw:start-glue-point="5" draw:end-shape="id4" draw:end-glue-point="5" svg:d="M823 11888h-525v-2762h1892" svg:viewBox="0 0 1893 2763">
          <text:p/>
        </draw:connector>
        <draw:connector draw:style-name="gr5" draw:text-style-name="P6" draw:layer="layout" draw:type="line" svg:x1="3.904cm" svg:y1="12.827cm" svg:x2="3.904cm" svg:y2="14.243cm" draw:start-shape="id5" draw:start-glue-point="6" draw:end-shape="id6" draw:end-glue-point="4" svg:d="M3904 12827v1416" svg:viewBox="0 0 1 1417">
          <text:p/>
        </draw:connector>
        <draw:connector draw:style-name="gr5" draw:text-style-name="P6" draw:layer="layout" draw:type="line" svg:x1="3.904cm" svg:y1="15.132cm" svg:x2="3.905cm" svg:y2="16.337cm" draw:start-shape="id6" draw:start-glue-point="6" draw:end-shape="id7" draw:end-glue-point="4" svg:d="M3904 15132l1 1205" svg:viewBox="0 0 2 1206">
          <text:p/>
        </draw:connector>
        <draw:frame draw:style-name="gr1" draw:text-style-name="P7" draw:layer="layout" svg:width="1.42cm" svg:height="1.084cm" svg:x="0.289cm" svg:y="10.214cm">
          <draw:text-box>
            <text:p text:style-name="P7"><text:span text:style-name="T2">No</text:span></text:p>
          </draw:text-box>
        </draw:frame>
        <draw:frame draw:style-name="gr1" draw:text-style-name="P7" draw:layer="layout" svg:width="1.581cm" svg:height="1.084cm" svg:x="4.064cm" svg:y="12.986cm">
          <draw:text-box>
            <text:p text:style-name="P7"><text:span text:style-name="T2">Yes</text:span></text:p>
          </draw:text-box>
        </draw:frame>
        <draw:connector draw:style-name="gr5" draw:text-style-name="P6" draw:layer="layout" draw:type="line" svg:x1="11.607cm" svg:y1="5.207cm" svg:x2="11.608cm" svg:y2="7.172cm" draw:start-shape="id8" draw:start-glue-point="6" draw:end-shape="id9" draw:end-glue-point="4" svg:d="M11607 5207l1 1965" svg:viewBox="0 0 2 1966">
          <text:p/>
        </draw:connector>
        <draw:connector draw:style-name="gr5" draw:text-style-name="P6" draw:layer="layout" draw:type="line" svg:x1="11.608cm" svg:y1="8.061cm" svg:x2="11.608cm" svg:y2="9.525cm" draw:start-shape="id9" draw:start-glue-point="6" draw:end-shape="id10" draw:end-glue-point="4" svg:d="M11608 8061v1464" svg:viewBox="0 0 1 1465">
          <text:p/>
        </draw:connector>
        <draw:custom-shape draw:style-name="gr6" draw:text-style-name="P6" draw:layer="layout" svg:width="2.621cm" svg:height="0.708cm" svg:x="5.761cm" svg:y="8.8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xml:id="id14" draw:id="id14" draw:layer="layout" svg:width="5.539cm" svg:height="0.908cm" svg:x="17.321cm" svg:y="6.158cm">
          <text:p text:style-name="P5"><text:span text:style-name="T2">SetParamet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17" draw:id="id17" draw:layer="layout" svg:width="8.001cm" svg:height="3.591cm" svg:x="17.018cm" svg:y="12.038cm">
          <text:p text:style-name="P5"><text:span text:style-name="T2">while(CurrentPackageNum </text:span></text:p>
          <text:p text:style-name="P5"><text:span text:style-name="T2">&lt; TotalPackageNum){</text:span></text:p>
          <text:p text:style-name="P8"><text:span text:style-name="T2"><text:tab/></text:span><text:span text:style-name="T2">Daq-&gt;Read()</text:span></text:p>
          <text:p text:style-name="P8"><text:span text:style-name="T2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16" draw:id="id16" draw:layer="layout" svg:width="5.92cm" svg:height="2.625cm" svg:x="17.321cm" svg:y="16.275cm">
          <text:p text:style-name="P5"><text:span text:style-name="T2">Pulser-&gt;Off</text:span></text:p>
          <text:p text:style-name="P5"><text:span text:style-name="T2">Daq-&gt;Clear</text:span></text:p>
          <text:p text:style-name="P5"><text:span text:style-name="T2">HV-&gt;PowerOf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5" draw:layer="layout" svg:width="7.266cm" svg:height="1.084cm" svg:x="16.421cm" svg:y="5.061cm">
          <draw:text-box>
            <text:p text:style-name="P5"><text:span text:style-name="T2">Stepper,Pulser,HV,Daq:</text:span></text:p>
          </draw:text-box>
        </draw:frame>
        <draw:connector draw:style-name="gr8" draw:text-style-name="P6" draw:layer="layout" draw:type="line" svg:x1="11.608cm" svg:y1="10.414cm" svg:x2="11.608cm" svg:y2="12.104cm" draw:start-shape="id10" draw:start-glue-point="6" draw:end-shape="id11" draw:end-glue-point="4" svg:d="M11608 10414v1690" svg:viewBox="0 0 1 1691">
          <text:p/>
        </draw:connector>
        <draw:connector draw:style-name="gr8" draw:text-style-name="P6" draw:layer="layout" draw:type="line" svg:x1="11.608cm" svg:y1="12.993cm" svg:x2="11.608cm" svg:y2="14.995cm" draw:start-shape="id11" draw:start-glue-point="6" draw:end-shape="id12" draw:end-glue-point="4" svg:d="M11608 12993v2002" svg:viewBox="0 0 1 2003">
          <text:p/>
        </draw:connector>
        <draw:connector draw:style-name="gr9" draw:text-style-name="P6" draw:layer="layout" draw:type="line" svg:x1="15.113cm" svg:y1="4.255cm" svg:x2="17.372cm" svg:y2="2.908cm" draw:start-shape="id8" draw:start-glue-point="7" draw:end-shape="id13" draw:end-glue-point="5" svg:d="M15113 4255l2259-1347" svg:viewBox="0 0 2260 1348">
          <text:p/>
        </draw:connector>
        <draw:connector draw:style-name="gr10" draw:text-style-name="P6" draw:layer="layout" draw:type="line" svg:x1="14.388cm" svg:y1="7.616cm" svg:x2="17.321cm" svg:y2="6.612cm" draw:start-shape="id9" draw:start-glue-point="7" draw:end-shape="id14" draw:end-glue-point="5" svg:d="M14388 7616l2933-1004" svg:viewBox="0 0 2934 1005">
          <text:p/>
        </draw:connector>
        <draw:connector draw:style-name="gr10" draw:text-style-name="P6" draw:layer="layout" draw:type="line" svg:x1="13.322cm" svg:y1="9.969cm" svg:x2="17.321cm" svg:y2="9.601cm" draw:start-shape="id10" draw:start-glue-point="7" draw:end-shape="id15" draw:end-glue-point="5" svg:d="M13322 9969l3999-368" svg:viewBox="0 0 4000 369">
          <text:p/>
        </draw:connector>
        <draw:connector draw:style-name="gr10" draw:text-style-name="P6" draw:layer="layout" draw:type="line" svg:x1="13.195cm" svg:y1="15.43cm" svg:x2="17.321cm" svg:y2="17.588cm" draw:start-shape="id12" draw:start-glue-point="7" draw:end-shape="id16" draw:end-glue-point="5" svg:d="M13195 15430l4126 2158" svg:viewBox="0 0 4127 2159">
          <text:p/>
        </draw:connector>
        <draw:connector draw:style-name="gr10" draw:text-style-name="P9" draw:layer="layout" draw:type="line" svg:x1="13.322cm" svg:y1="12.548cm" svg:x2="17.018cm" svg:y2="13.834cm" draw:start-shape="id11" draw:start-glue-point="7" draw:end-shape="id17" draw:end-glue-point="5" svg:d="M13322 12548l3696 1286" svg:viewBox="0 0 3697 1287">
          <text:p/>
        </draw:connector>
        <draw:frame draw:style-name="gr11" draw:text-style-name="P10" draw:layer="layout" svg:width="5.528cm" svg:height="1.004cm" svg:x="-6.036cm" svg:y="11.188cm">
          <draw:text-box>
            <text:p text:style-name="P10">PTLogManager</text:p>
          </draw:text-box>
        </draw:frame>
        <draw:frame draw:style-name="gr11" draw:text-style-name="P10" draw:layer="layout" svg:width="5.879cm" svg:height="1.004cm" svg:x="-5.969cm" svg:y="13.601cm">
          <draw:text-box>
            <text:p text:style-name="P10">PTStatusMonit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fixe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 10" svg:d="M0 0h10v10h-1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2cm" fo:page-height="19cm" style:print-orientation="landscape"/>
    </style:page-layout>
    <style:style style:name="Mdp1" style:family="drawing-page">
      <style:drawing-page-properties draw:background-size="border" draw:fill="none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0T19:46:52.485457380</meta:creation-date>
    <dc:date>2015-06-11T21:28:02.630565439</dc:date>
    <meta:editing-duration>P1DT1H28M10S</meta:editing-duration>
    <meta:editing-cycles>74</meta:editing-cycles>
    <meta:generator>LibreOffice/4.2.6.3$Linux_X86_64 LibreOffice_project/420$Build-3</meta:generator>
    <meta:document-statistic meta:object-count="46"/>
  </office:meta>
</office:document-meta>
</file>